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border-line-width-bottom="0.002cm 0.035cm 0.002cm" fo:padding="0.074cm" fo:border-left="none" fo:border-right="none" fo:border-top="none" fo:border-bottom="0.039cm double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src="URL IMAGE 500*250" class="img_box"&gt;&lt;h1&gt;&lt;!--<text:line-break/><text:line-break/>--&gt;Erland Mago&lt;/b&gt;&lt;!--<text:line-break/><text:line-break/>--&gt;&lt;/h1&gt;&lt;br /&gt;&lt;div class="box2"&gt;&lt;!--<text:line-break/><text:line-break/>--&gt;[b]Age : [/b] 24 ans<text:line-break/>[b]Sexe : [/b] Masculin<text:line-break/>[b]Surnom : [/b] ?<text:line-break/>[b]Groupe : [/b] Citoyen<text:line-break/>[b]Métier :[/b] Magicien / Homme à tout faire<text:line-break/>[b]Orientation sexuelle : [/b] Hétérosexuel<text:line-break/>[b]Particularité : [/b] Gaucher. Se trimballe toujours avec (au moins) un instrument de musique sur lui. A une fâcheuse tendance à parler de manière théâtrale (voire à rimer).<text:line-break/>&lt;h3&gt;Coup de théâtre !&lt;/h3&gt;&lt;div style="padding-right:3px; line-height:12px; height:80px; overflow:auto; margin-bottom:5px;"&gt;Erland a la -superbe- capacité de transformer tous les alcools en eau. D'une utilité pas encore avérée.&lt;/div&gt;&lt;!--<text:line-break/><text:line-break/>--&gt;[b]Arme de prédilection : [/b] ECRIRE ICI &lt;!--<text:line-break/><text:line-break/>--&gt;&lt;/div&gt;&lt;br /&gt;&lt;table width="100%"&gt;&lt;tr&gt;&lt;td&gt;<text:line-break/>[quote]Physique et caractère[/quote]<text:line-break/>&lt;div style="padding-right:3px; height:300px; margin-left:-10px; overflow:auto; padding-left:10px; line-height: 17px; "&gt;</text:p>
      <text:p text:style-name="Standard">Erland est un garçon pour le moins atypique, que ce soit de par son apparence ou son caractère. Il est de ceux qui ont été forgés par leur environnement, par leur histoire, n'ayant pas vraiment leur mot à dire tant leur vision du monde leur est dictée par les événements qu'ils vivent (subissent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joueuse qui ne sourit pas à tous avec la même intensité à la naissance. Il est ainsi convaincu que les traits de naissance ne définissent en rien la personne que l'on devient et que l'on peut faire de grandes choses à force de persévérance -comment aurait-il pu en être autrement ?</text:p>
      <text:p text:style-name="Standard"/>
      <text:p text:style-name="Standard">Une enfance forgée par le rejet et la désapprobation, dans l'ombre de frères et sœurs dont le seul mérite aura été d'avoir été dotés à la naissance d'un pouvoir plus satisfaisant pour leurs parents que le sien, a fait d'Erland un être désabusé, presque aigri. Il voit l'héritage et toute forme d'avantage héréditaire d'un mauvais œil. Le garçon est tout à fait conscient que dans une société où le pouvoir, les capacités magiques et les titres de noblesse sont justement innés, c'est un avis un chouïa marginal mais il persiste à croire que -à l'instar du grand <text:s/>Edmond Delancy- on peut faire de grandes choses en travaillant dur.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pauvre. Assidu évidemment, comme on vient de le dire. Loin d'être bête, Erland est également un compagnon de qualité. Pratiquement toujours partant, le garçon aux cheveux d'argent fait preuve d'une grande curiosité et d'un enthousiasme à toute épreuve. Généralement de bonne humeur malgré une moue boudeuse récurrente - Erland aime bien s’apitoyer sur son sort pour rire, il est prompt à rire et est même lui-même souvent à l'origine de plaisanteries au goût plus ou moins douteux.</text:p>
      <text:p text:style-name="P1"/>
      <text:p text:style-name="Standard"><text:soft-page-break/></text:p>
      <text:p text:style-name="Standard">-Cheveux argentés<text:line-break/>-Des yeux dorés<text:line-break/>-Grand et corps élancé<text:line-break/>-Toujours avec un chapeau et une cape pour cacher une multitude d'objets/gadgets<text:line-break/>-Peut paraître froid aux premiers abords<text:line-break/><text:line-break/><text:line-break/>-Curieux et débrouillard<text:line-break/>-S'est juré de devenir un « magicien » de renom dans tout le royaume sans user de son don. Car après tout, toute technique assez avancée et maîtrisée peut passer pour de la magie!<text:line-break/>-Maîtrise donc à cet effet différents tours de passe-passe. Faire apparaître des pigeons de l'intérieur de son chapeau à l’apparence vide, faire apparaître une fleur de derrière l'oreille d'un enfant, se faire couper en deux dans une boite et en ressortir vivant et en un seul morceau...<text:line-break/>-Cherche à se perfectionner chaque jour et n'hésite pas à être imaginatif et à tenter de créer des outils mécaniques et scientifiques si nécessaire, même si mal vu par la société. Est donc un peu mécano aussi et aime toucher à tout.<text:line-break/>-Prétend au monde, pour se foutre des autres et pour rire, que sa magie est la vraie et unique magie universelle et que les pouvoirs magiques ne sont que des « fausses magies » créées par la fausse Déesse Lucy pour contrôler le peuple. Il se rend bien compte que c'est absurde, mais ça le fait rire et il aime exagérer les choses.<text:line-break/>-Crois par contre dur comme fer que les pouvoirs ne sont pas nécessaires pour se faire une place dans ce monde. De ce fait, Edmond Delancy « le sans-pouvoir » qui est devenu commandant de la garde sans don est l'un de ses héros.<text:line-break/>-Ne gagne pas beaucoup d'argent en montrant sa magie dans les rues, aussi il gagne son pain en tant qu'homme à tout faire également en attendant son jour de gloire. </text:p>
      <text:p text:style-name="Standard">&lt;/div&gt;&lt;/td&gt;&lt;td width="100"&gt;&lt;div style="text-align:right;"&gt;&lt;!--<text:line-break/><text:line-break/>--&gt;&lt;img src="URL ICONE 1" style="margin:2px;"&gt;&lt;div style="width:100px;" class="bobox"&gt;&lt;!--<text:line-break/><text:line-break/>--&gt;&lt;a href=""&gt;Mystréieux*&lt;/a&gt; &lt;!--<text:line-break/>--&gt;&lt;a href=""&gt;Pince-sans-rire&lt;/a&gt; &lt;!--<text:line-break/>--&gt;&lt;a href=""&gt;Têtu&lt;/a&gt; &lt;!--<text:line-break/>--&gt;&lt;a href=""&gt;Borné&lt;/a&gt; &lt;!--<text:line-break/>--&gt;&lt;a href=""&gt;Curieux&lt;/a&gt; &lt;!--</text:p>
      <text:p text:style-name="Standard">--&gt;&lt;a href=""&gt;Débrouillard&lt;/a&gt; &lt;!--<text:line-break/><text:line-break/>--&gt;&lt;img src="URL ICONE 2" style="margin:2px;"&gt;&lt;/div&gt;&lt;!--<text:line-break/><text:line-break/>--&gt;&lt;/div&gt;&lt;/td&gt;&lt;/tr&gt;&lt;/table&gt;&lt;br /&gt;&lt;br /&gt;<text:line-break/>[quote]Histoire[/quote]<text:line-break/>&lt;div style="padding-right:3px; height:400px; line-height: 17px; overflow:auto;"&gt;&lt;!--<text:line-break/><text:line-break/>--&gt;ECRIRE ICI L'HISTOIRE&lt;!--<text:line-break/><text:line-break/>--&gt;&lt;/div&gt;&lt;br /&gt;&lt;/div&gt;&lt;br /&gt;&lt;br /&gt;&lt;div class="box"&gt;&lt;h11&gt;Derrière l'écran&lt;/h11&gt;&lt;!--<text:line-break/><text:line-break/>--&gt;<text:line-break/>[b]Source de l'avatar : [/b] [color=#00cccc][size=16]♂[/size][/color] [b]Edmond dantes – Fate grand order [/b]<text:line-break/><text:line-break/>[b]Double compte ? [/b] Nope<text:line-break/><text:soft-page-break/>[b]Comment avez vous découvert le forum ? [/b] J'ai créé internet<text:line-break/>[b]Disponibilités : [/b] Assez variables<text:line-break/>[b]Quelques mots sur vous ? [/b] J'aime la nature et les petits oiseaux ♫<text:line-break/>[b]Quelque chose à rajouter ? [/b] Poney<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06T11:49:55.06</dc:date>
    <meta:editing-duration>PT6H31M27S</meta:editing-duration>
    <meta:editing-cycles>178</meta:editing-cycles>
    <meta:generator>OpenOffice/4.1.7$Win32 OpenOffice.org_project/417m1$Build-9800</meta:generator>
    <meta:document-statistic meta:table-count="0" meta:image-count="0" meta:object-count="0" meta:page-count="3" meta:paragraph-count="8" meta:word-count="923" meta:character-count="5917"/>
  </office:meta>
</office:document-meta>
</file>